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1835in"/>
    </style:style>
    <style:style style:name="co8" style:family="table-column">
      <style:table-column-properties fo:break-before="auto" style:column-width="1.0756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054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1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ce8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row table:style-name="ro2">
          <table:table-cell table:style-name="ce1" office:value-type="string" table:number-columns-spanned="2" table:number-rows-spanned="1">
            <text:p>Bubble Sort</text:p>
          </table:table-cell>
          <table:covered-table-cell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 table:style-name="ce2" office:value-type="string" table:number-columns-spanned="8" table:number-rows-spanned="1">
            <text:p>Bubble sort arrays with random data 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 office:value-type="string">
            <text:p>Array Size</text:p>
          </table:table-cell>
          <table:table-cell table:style-name="ce4" office:value-type="string">
            <text:p>Run Time 1</text:p>
          </table:table-cell>
          <table:table-cell table:style-name="ce4" office:value-type="string">
            <text:p>Run Time 2</text:p>
          </table:table-cell>
          <table:table-cell table:style-name="ce4" office:value-type="string">
            <text:p>Runt time 3</text:p>
          </table:table-cell>
          <table:table-cell table:style-name="ce4" office:value-type="string">
            <text:p>Run time 4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Largest</text:p>
          </table:table-cell>
          <table:table-cell table:style-name="ce4" office:value-type="string">
            <text:p>Smallest</text:p>
          </table:table-cell>
          <table:table-cell table:number-columns-repeated="3"/>
        </table:table-row>
        <table:table-row table:style-name="ro3">
          <table:table-cell office:value-type="float" office:value="100">
            <text:p>100</text:p>
          </table:table-cell>
          <table:table-cell table:style-name="ce5" office:value-type="float" office:value="395155">
            <text:p>395155</text:p>
          </table:table-cell>
          <table:table-cell table:style-name="ce6" office:value-type="float" office:value="376893">
            <text:p>376893</text:p>
          </table:table-cell>
          <table:table-cell table:style-name="ce7" office:value-type="float" office:value="380098">
            <text:p>380098</text:p>
          </table:table-cell>
          <table:table-cell office:value-type="float" office:value="372926">
            <text:p>372926</text:p>
          </table:table-cell>
          <table:table-cell table:formula="of:=AVERAGE([.B4:.E4])" office:value-type="float" office:value="381268">
            <text:p>381268</text:p>
          </table:table-cell>
          <table:table-cell table:formula="of:=MAX([.B4:.F4])" office:value-type="float" office:value="395155">
            <text:p>395155</text:p>
          </table:table-cell>
          <table:table-cell table:formula="of:=MIN([.B4:.E4])" office:value-type="float" office:value="372926">
            <text:p>372926</text:p>
          </table:table-cell>
          <table:table-cell table:number-columns-repeated="3"/>
        </table:table-row>
        <table:table-row table:style-name="ro3">
          <table:table-cell office:value-type="float" office:value="1000">
            <text:p>1000</text:p>
          </table:table-cell>
          <table:table-cell table:style-name="ce6" office:value-type="float" office:value="814937">
            <text:p>814937</text:p>
          </table:table-cell>
          <table:table-cell table:style-name="ce6" office:value-type="float" office:value="851392">
            <text:p>851392</text:p>
          </table:table-cell>
          <table:table-cell table:style-name="ce7" office:value-type="float" office:value="943801">
            <text:p>943801</text:p>
          </table:table-cell>
          <table:table-cell office:value-type="float" office:value="860556">
            <text:p>860556</text:p>
          </table:table-cell>
          <table:table-cell table:formula="of:=AVERAGE([.B5:.E5])" office:value-type="float" office:value="867671.5">
            <text:p>867672</text:p>
          </table:table-cell>
          <table:table-cell table:formula="of:=MAX([.B5:.F5])" office:value-type="float" office:value="943801">
            <text:p>943801</text:p>
          </table:table-cell>
          <table:table-cell table:formula="of:=MIN([.B5:.E5])" office:value-type="float" office:value="814937">
            <text:p>814937</text:p>
          </table:table-cell>
          <table:table-cell table:number-columns-repeated="3"/>
        </table:table-row>
        <table:table-row table:style-name="ro3">
          <table:table-cell office:value-type="float" office:value="10000">
            <text:p>10000</text:p>
          </table:table-cell>
          <table:table-cell table:style-name="ce6" office:value-type="float" office:value="8971915">
            <text:p>8971915</text:p>
          </table:table-cell>
          <table:table-cell table:style-name="ce6" office:value-type="float" office:value="10056381">
            <text:p>10056381</text:p>
          </table:table-cell>
          <table:table-cell table:style-name="ce7" office:value-type="float" office:value="6706689">
            <text:p>6706689</text:p>
          </table:table-cell>
          <table:table-cell office:value-type="float" office:value="6664959">
            <text:p>6664959</text:p>
          </table:table-cell>
          <table:table-cell table:formula="of:=AVERAGE([.B6:.E6])" office:value-type="float" office:value="8099986">
            <text:p>8099986</text:p>
          </table:table-cell>
          <table:table-cell table:formula="of:=MAX([.B6:.F6])" office:value-type="float" office:value="10056381">
            <text:p>10056381</text:p>
          </table:table-cell>
          <table:table-cell table:formula="of:=MIN([.B6:.E6])" office:value-type="float" office:value="6664959">
            <text:p>6664959</text:p>
          </table:table-cell>
          <table:table-cell table:number-columns-repeated="3"/>
        </table:table-row>
        <table:table-row table:style-name="ro3">
          <table:table-cell office:value-type="float" office:value="100000">
            <text:p>100000</text:p>
          </table:table-cell>
          <table:table-cell table:style-name="ce6" office:value-type="float" office:value="18511310">
            <text:p>18511310</text:p>
          </table:table-cell>
          <table:table-cell table:style-name="ce6" office:value-type="float" office:value="20949971">
            <text:p>20949971</text:p>
          </table:table-cell>
          <table:table-cell table:style-name="ce7" office:value-type="float" office:value="20620194">
            <text:p>20620194</text:p>
          </table:table-cell>
          <table:table-cell office:value-type="float" office:value="21000609">
            <text:p>21000609</text:p>
          </table:table-cell>
          <table:table-cell table:formula="of:=AVERAGE([.B7:.E7])" office:value-type="float" office:value="20270521">
            <text:p>20270521</text:p>
          </table:table-cell>
          <table:table-cell table:formula="of:=MAX([.B7:.F7])" office:value-type="float" office:value="21000609">
            <text:p>21000609</text:p>
          </table:table-cell>
          <table:table-cell table:formula="of:=MIN([.B7:.E7])" office:value-type="float" office:value="18511310">
            <text:p>18511310</text:p>
          </table:table-cell>
          <table:table-cell table:number-columns-repeated="3"/>
        </table:table-row>
        <table:table-row table:style-name="ro3">
          <table:table-cell office:value-type="float" office:value="1000000">
            <text:p>1000000</text:p>
          </table:table-cell>
          <table:table-cell table:style-name="ce6" office:value-type="float" office:value="48495316">
            <text:p>48495316</text:p>
          </table:table-cell>
          <table:table-cell table:style-name="ce5" office:value-type="float" office:value="49072424">
            <text:p>49072424</text:p>
          </table:table-cell>
          <table:table-cell table:style-name="ce7" office:value-type="float" office:value="50210850">
            <text:p>50210850</text:p>
          </table:table-cell>
          <table:table-cell office:value-type="float" office:value="45946815">
            <text:p>45946815</text:p>
          </table:table-cell>
          <table:table-cell table:formula="of:=AVERAGE([.B8:.E8])" office:value-type="float" office:value="48431351.25">
            <text:p>48431351</text:p>
          </table:table-cell>
          <table:table-cell table:formula="of:=MAX([.B8:.F8])" office:value-type="float" office:value="50210850">
            <text:p>50210850</text:p>
          </table:table-cell>
          <table:table-cell table:formula="of:=MIN([.B8:.E8])" office:value-type="float" office:value="45946815">
            <text:p>45946815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style-name="ce3" office:value-type="string" table:number-columns-spanned="8" table:number-rows-spanned="1">
            <text:p>Bubble sort arrays with low to high data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 office:value-type="string">
            <text:p>Array Size</text:p>
          </table:table-cell>
          <table:table-cell table:style-name="ce4" office:value-type="string">
            <text:p>Run Time 1</text:p>
          </table:table-cell>
          <table:table-cell table:style-name="ce4" office:value-type="string">
            <text:p>Run Time 2</text:p>
          </table:table-cell>
          <table:table-cell table:style-name="ce4" office:value-type="string">
            <text:p>Runt time 3</text:p>
          </table:table-cell>
          <table:table-cell table:style-name="ce4" office:value-type="string">
            <text:p>Run time 4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Largest</text:p>
          </table:table-cell>
          <table:table-cell table:style-name="ce4" office:value-type="string">
            <text:p>Smallest</text:p>
          </table:table-cell>
          <table:table-cell table:number-columns-repeated="3"/>
        </table:table-row>
        <table:table-row table:style-name="ro3">
          <table:table-cell office:value-type="float" office:value="100">
            <text:p>100</text:p>
          </table:table-cell>
          <table:table-cell table:style-name="ce5" office:value-type="float" office:value="223126">
            <text:p>223126</text:p>
          </table:table-cell>
          <table:table-cell table:style-name="ce6" office:value-type="float" office:value="238379">
            <text:p>238379</text:p>
          </table:table-cell>
          <table:table-cell table:style-name="ce6" office:value-type="float" office:value="339750">
            <text:p>339750</text:p>
          </table:table-cell>
          <table:table-cell table:style-name="ce6" office:value-type="float" office:value="306860">
            <text:p>306860</text:p>
          </table:table-cell>
          <table:table-cell table:formula="of:=AVERAGE([.B12:.E12])" office:value-type="float" office:value="277028.75">
            <text:p>277029</text:p>
          </table:table-cell>
          <table:table-cell table:formula="of:=MAX([.B12:.F12])" office:value-type="float" office:value="339750">
            <text:p>339750</text:p>
          </table:table-cell>
          <table:table-cell table:formula="of:=MIN([.B12:.E12])" office:value-type="float" office:value="223126">
            <text:p>223126</text:p>
          </table:table-cell>
          <table:table-cell table:number-columns-repeated="3"/>
        </table:table-row>
        <table:table-row table:style-name="ro3">
          <table:table-cell office:value-type="float" office:value="1000">
            <text:p>1000</text:p>
          </table:table-cell>
          <table:table-cell table:style-name="ce5" office:value-type="float" office:value="7709269">
            <text:p>7709269</text:p>
          </table:table-cell>
          <table:table-cell table:style-name="ce5" office:value-type="float" office:value="8458737">
            <text:p>8458737</text:p>
          </table:table-cell>
          <table:table-cell table:style-name="ce5" office:value-type="float" office:value="8372070">
            <text:p>8372070</text:p>
          </table:table-cell>
          <table:table-cell table:style-name="ce5" office:value-type="float" office:value="8357011">
            <text:p>8357011</text:p>
          </table:table-cell>
          <table:table-cell table:formula="of:=AVERAGE([.B13:.E13])" office:value-type="float" office:value="8224271.75">
            <text:p>8224272</text:p>
          </table:table-cell>
          <table:table-cell table:formula="of:=MAX([.B13:.F13])" office:value-type="float" office:value="8458737">
            <text:p>8458737</text:p>
          </table:table-cell>
          <table:table-cell table:formula="of:=MIN([.B13:.E13])" office:value-type="float" office:value="7709269">
            <text:p>7709269</text:p>
          </table:table-cell>
          <table:table-cell table:number-columns-repeated="3"/>
        </table:table-row>
        <table:table-row table:style-name="ro3">
          <table:table-cell office:value-type="float" office:value="10000">
            <text:p>10000</text:p>
          </table:table-cell>
          <table:table-cell table:style-name="ce5" office:value-type="float" office:value="51806169">
            <text:p>51806169</text:p>
          </table:table-cell>
          <table:table-cell table:style-name="ce5" office:value-type="float" office:value="49833636">
            <text:p>49833636</text:p>
          </table:table-cell>
          <table:table-cell table:style-name="ce5" office:value-type="float" office:value="49894793">
            <text:p>49894793</text:p>
          </table:table-cell>
          <table:table-cell table:style-name="ce5" office:value-type="float" office:value="50965869">
            <text:p>50965869</text:p>
          </table:table-cell>
          <table:table-cell table:formula="of:=AVERAGE([.B14:.E14])" office:value-type="float" office:value="50625116.75">
            <text:p>50625117</text:p>
          </table:table-cell>
          <table:table-cell table:formula="of:=MAX([.B14:.F14])" office:value-type="float" office:value="51806169">
            <text:p>51806169</text:p>
          </table:table-cell>
          <table:table-cell table:formula="of:=MIN([.B14:.E14])" office:value-type="float" office:value="49833636">
            <text:p>49833636</text:p>
          </table:table-cell>
          <table:table-cell table:number-columns-repeated="3"/>
        </table:table-row>
        <table:table-row table:style-name="ro3">
          <table:table-cell office:value-type="float" office:value="100000">
            <text:p>100000</text:p>
          </table:table-cell>
          <table:table-cell table:style-name="ce5" office:value-type="float" office:value="4158418189">
            <text:p>4158418189</text:p>
          </table:table-cell>
          <table:table-cell table:style-name="ce5" office:value-type="float" office:value="4155397511">
            <text:p>4155397511</text:p>
          </table:table-cell>
          <table:table-cell table:style-name="ce5" office:value-type="float" office:value="4141143156">
            <text:p>4141143156</text:p>
          </table:table-cell>
          <table:table-cell table:style-name="ce5" office:value-type="float" office:value="4204485164">
            <text:p>4204485164</text:p>
          </table:table-cell>
          <table:table-cell table:style-name="Default" table:formula="of:=AVERAGE([.B15:.E15])" office:value-type="float" office:value="4164861005">
            <text:p>4164861005</text:p>
          </table:table-cell>
          <table:table-cell table:formula="of:=MAX([.B15:.F15])" office:value-type="float" office:value="4204485164">
            <text:p>4204485164</text:p>
          </table:table-cell>
          <table:table-cell table:formula="of:=MIN([.B15:.E15])" office:value-type="float" office:value="4141143156">
            <text:p>4141143156</text:p>
          </table:table-cell>
          <table:table-cell table:number-columns-repeated="3"/>
        </table:table-row>
        <table:table-row table:style-name="ro3">
          <table:table-cell office:value-type="float" office:value="1000000">
            <text:p>1000000</text:p>
          </table:table-cell>
          <table:table-cell office:value-type="float" office:value="559473687526">
            <text:p>559473687526</text:p>
          </table:table-cell>
          <table:table-cell office:value-type="float" office:value="571356907891">
            <text:p>571356907891</text:p>
          </table:table-cell>
          <table:table-cell office:value-type="float" office:value="551252836252">
            <text:p>551252836252</text:p>
          </table:table-cell>
          <table:table-cell office:value-type="float" office:value="564781506773">
            <text:p>564781506773</text:p>
          </table:table-cell>
          <table:table-cell table:style-name="Default" table:formula="of:=AVERAGE([.B16:.E16])" office:value-type="float" office:value="561716234610.5">
            <text:p>561716234610.5</text:p>
          </table:table-cell>
          <table:table-cell table:formula="of:=MAX([.B16:.F16])" office:value-type="float" office:value="571356907891">
            <text:p>571356907891</text:p>
          </table:table-cell>
          <table:table-cell table:formula="of:=MIN([.B16:.E16])" office:value-type="float" office:value="551252836252">
            <text:p>551252836252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style-name="ce3" office:value-type="string" table:number-columns-spanned="8" table:number-rows-spanned="1">
            <text:p>Bubble Sort arrays with high to low data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 office:value-type="string">
            <text:p>Array Size</text:p>
          </table:table-cell>
          <table:table-cell table:style-name="ce4" office:value-type="string">
            <text:p>Run Time 1</text:p>
          </table:table-cell>
          <table:table-cell table:style-name="ce4" office:value-type="string">
            <text:p>Run Time 2</text:p>
          </table:table-cell>
          <table:table-cell table:style-name="ce4" office:value-type="string">
            <text:p>Runt time 3</text:p>
          </table:table-cell>
          <table:table-cell table:style-name="ce4" office:value-type="string">
            <text:p>Run time 4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Largest</text:p>
          </table:table-cell>
          <table:table-cell table:style-name="ce4" office:value-type="string">
            <text:p>Smallest</text:p>
          </table:table-cell>
          <table:table-cell table:number-columns-repeated="3"/>
        </table:table-row>
        <table:table-row table:style-name="ro3">
          <table:table-cell office:value-type="float" office:value="100">
            <text:p>100</text:p>
          </table:table-cell>
          <table:table-cell table:number-columns-repeated="2" office:value-type="float" office:value="274676">
            <text:p>274676</text:p>
          </table:table-cell>
          <table:table-cell office:value-type="float" office:value="312833">
            <text:p>312833</text:p>
          </table:table-cell>
          <table:table-cell office:value-type="float" office:value="396131">
            <text:p>396131</text:p>
          </table:table-cell>
          <table:table-cell table:style-name="Default" table:formula="of:=AVERAGE([.B20:.E20])" office:value-type="float" office:value="314579">
            <text:p>314579</text:p>
          </table:table-cell>
          <table:table-cell table:formula="of:=MAX([.B20:.E20])" office:value-type="float" office:value="396131">
            <text:p>396131</text:p>
          </table:table-cell>
          <table:table-cell table:formula="of:=MIN([.B20:.E20])" office:value-type="float" office:value="274676">
            <text:p>274676</text:p>
          </table:table-cell>
          <table:table-cell table:number-columns-repeated="3"/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8948076">
            <text:p>8948076</text:p>
          </table:table-cell>
          <table:table-cell office:value-type="float" office:value="21294996">
            <text:p>21294996</text:p>
          </table:table-cell>
          <table:table-cell office:value-type="float" office:value="8376317">
            <text:p>8376317</text:p>
          </table:table-cell>
          <table:table-cell office:value-type="float" office:value="9070218">
            <text:p>9070218</text:p>
          </table:table-cell>
          <table:table-cell table:formula="of:=AVERAGE([.B21:.E21])" office:value-type="float" office:value="11922401.75">
            <text:p>11922402</text:p>
          </table:table-cell>
          <table:table-cell table:formula="of:=MAX([.B21:.E21])" office:value-type="float" office:value="21294996">
            <text:p>21294996</text:p>
          </table:table-cell>
          <table:table-cell table:formula="of:=MIN([.B21:.E21])" office:value-type="float" office:value="8376317">
            <text:p>8376317</text:p>
          </table:table-cell>
          <table:table-cell table:number-columns-repeated="3"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65537518">
            <text:p>65537518</text:p>
          </table:table-cell>
          <table:table-cell office:value-type="float" office:value="56143131">
            <text:p>56143131</text:p>
          </table:table-cell>
          <table:table-cell office:value-type="float" office:value="56330363">
            <text:p>56330363</text:p>
          </table:table-cell>
          <table:table-cell office:value-type="float" office:value="57856719">
            <text:p>57856719</text:p>
          </table:table-cell>
          <table:table-cell table:formula="of:=AVERAGE([.B22:.E22])" office:value-type="float" office:value="58966932.75">
            <text:p>58966933</text:p>
          </table:table-cell>
          <table:table-cell table:formula="of:=MAX([.B22:.E22])" office:value-type="float" office:value="65537518">
            <text:p>65537518</text:p>
          </table:table-cell>
          <table:table-cell table:formula="of:=MIN([.B22:.E22])" office:value-type="float" office:value="56143131">
            <text:p>56143131</text:p>
          </table:table-cell>
          <table:table-cell table:number-columns-repeated="3"/>
        </table:table-row>
        <table:table-row table:style-name="ro3">
          <table:table-cell office:value-type="float" office:value="100000">
            <text:p>100000</text:p>
          </table:table-cell>
          <table:table-cell office:value-type="float" office:value="4432643600">
            <text:p>4432643600</text:p>
          </table:table-cell>
          <table:table-cell office:value-type="float" office:value="4345571631">
            <text:p>4345571631</text:p>
          </table:table-cell>
          <table:table-cell office:value-type="float" office:value="4300606792">
            <text:p>4300606792</text:p>
          </table:table-cell>
          <table:table-cell office:value-type="float" office:value="4437210605">
            <text:p>4437210605</text:p>
          </table:table-cell>
          <table:table-cell table:style-name="Default" table:formula="of:=AVERAGE([.B23:.E23])" office:value-type="float" office:value="4379008157">
            <text:p>4379008157</text:p>
          </table:table-cell>
          <table:table-cell table:formula="of:=MAX([.B23:.E23])" office:value-type="float" office:value="4437210605">
            <text:p>4437210605</text:p>
          </table:table-cell>
          <table:table-cell table:formula="of:=MIN([.B23:.E23])" office:value-type="float" office:value="4300606792">
            <text:p>4300606792</text:p>
          </table:table-cell>
          <table:table-cell table:number-columns-repeated="3"/>
        </table:table-row>
        <table:table-row table:style-name="ro3">
          <table:table-cell office:value-type="float" office:value="1000000">
            <text:p>1000000</text:p>
          </table:table-cell>
          <table:table-cell office:value-type="float" office:value="572583569626">
            <text:p>572583569626</text:p>
          </table:table-cell>
          <table:table-cell table:style-name="ce5" office:value-type="float" office:value="556615169831">
            <text:p>556615169831</text:p>
          </table:table-cell>
          <table:table-cell office:value-type="float" office:value="556614296385">
            <text:p>556614296385</text:p>
          </table:table-cell>
          <table:table-cell office:value-type="float" office:value="577872901197">
            <text:p>577872901197</text:p>
          </table:table-cell>
          <table:table-cell table:style-name="Default" table:formula="of:=AVERAGE([.B24:.E24])" office:value-type="float" office:value="565921484259.75">
            <text:p>565921484259.75</text:p>
          </table:table-cell>
          <table:table-cell table:formula="of:=MAX([.B24:.E24])" office:value-type="float" office:value="577872901197">
            <text:p>577872901197</text:p>
          </table:table-cell>
          <table:table-cell table:formula="of:=MIN([.B24:.E24])" office:value-type="float" office:value="556614296385">
            <text:p>556614296385</text:p>
          </table:table-cell>
          <table:table-cell table:number-columns-repeated="3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3/30/2012</text:date>, <text:time>22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nzi </meta:initial-creator>
    <meta:creation-date>2012-03-30T16:35:11</meta:creation-date>
    <dc:date>2012-03-30T22:13:05</dc:date>
    <dc:creator>fonzi </dc:creator>
    <meta:editing-duration>PT1H45M44S</meta:editing-duration>
    <meta:editing-cycles>2</meta:editing-cycles>
    <meta:generator>LibreOffice/3.4$Unix LibreOffice_project/340m1$Build-402</meta:generator>
    <meta:document-statistic meta:table-count="3" meta:cell-count="148" meta:object-count="0"/>
  </office:meta>
</office:document-meta>
</file>